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officeooo:rsid="001892b8" officeooo:paragraph-rsid="001892b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892b8" officeooo:paragraph-rsid="001892b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ARA</text:p>
      <text:p text:style-name="P1">Care without noise</text:p>
      <text:p text:style-name="P2"/>
      <text:p text:style-name="P3">1. PENGERTIAN</text:p>
      <text:p text:style-name="P4">Sebuah robot asisten untuk membantu pengguna merawat tanamannya. Dengan menggunakan esp32 cam, ultrasonic sensor, soil moisture sensor, NARA dapat membantu pengguna untuk memantau</text:p>
      <text:p text:style-name="P4"/>
      <text:p text:style-name="P4"><text:tab/>l. Kondisi kesehatan tanaman</text:p>
      <text:p text:style-name="P4"><text:tab/><text:tab/>NARA dilengkapi dengan esp32 cam untuk mendeteksi warna daun pada tanaman <text:tab/>sehingga jika daun menunjukan kondisi yang kurang sehat maka NARA akan langsung <text:tab/>memperingatkan pengguna lewat notifikasi handphone</text:p>
      <text:p text:style-name="P4"/>
      <text:p text:style-name="P4"><text:tab/>ll. Kondisi tanah pada pot</text:p>
      <text:p text:style-name="P4"><text:tab/><text:tab/>NARA dilengkapi dengan soil moisture sensor sehingga bisa mendeteksi kapan tanah <text:tab/>memerlukan air atau tidak</text:p>
      <text:p text:style-name="P4"><text:tab/>lll. Perkembangan tanaman</text:p>
      <text:p text:style-name="P4"><text:tab/><text:tab/>Dengan memanfaatkan ultrasonic sensor NARA dapat memantau apakah tanaman <text:tab/>bertambah tinggi atau tidak</text:p>
      <text:p text:style-name="P3"/>
      <text:p text:style-name="P3">2. TARGET AUDIENCE</text:p>
      <text:p text:style-name="P4"><text:tab/>NARA ditujukan untuk</text:p>
      <text:p text:style-name="P4"><text:tab/></text:p>
      <text:p text:style-name="P4"><text:tab/>l. Pecinta tanaman yang tidak punya banyak waktu untuk memperhatikan tanamannya</text:p>
      <text:p text:style-name="P4"/>
      <text:p text:style-name="P4"><text:tab/>ll. Orang yang ingin memulai hobi merawat tanaman tapi minim pengetahuan</text:p>
      <text:p text:style-name="P4"/>
      <text:p text:style-name="P4"><text:tab/>lll. Orang tua yang ingin mengajatkan anak mereka cara merawat tanaman</text:p>
      <text:p text:style-name="P3"/>
      <text:p text:style-name="P3">3. KOMPONEN</text:p>
      <text:p text:style-name="P3"><text:span text:style-name="T1">NARA menggunakan beberapa komponen seperti</text:span></text:p>
      <text:p text:style-name="P4"/>
      <text:p text:style-name="P4"><text:tab/>l. ESP32 CAM</text:p>
      <text:p text:style-name="P4"><text:tab/>ll. SOIL MOISTURE SENSOR</text:p>
      <text:p text:style-name="P4"><text:tab/>lll. ULTRASONIC SENSOR</text:p>
      <text:p text:style-name="P4"><text:tab/>lV. WATER PUMP 12v</text:p>
      <text:p text:style-name="P4"><text:tab/>V. RELAY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0" meta:image-count="0" meta:object-count="0" meta:page-count="2" meta:paragraph-count="24" meta:word-count="159" meta:character-count="1123" meta:non-whitespace-character-count="962"/>
    <meta:generator>LibreOffice/25.8.4.2$Linux_X86_64 LibreOffice_project/580$Build-2</meta:generator>
  </office:meta>
</office:document-meta>
</file>